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12.926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4.784cm"/>
    </style:style>
    <style:style style:name="co5" style:family="table-column">
      <style:table-column-properties fo:break-before="auto" style:column-width="2.201cm"/>
    </style:style>
    <style:style style:name="co6" style:family="table-column">
      <style:table-column-properties fo:break-before="auto" style:column-width="6.689cm"/>
    </style:style>
    <style:style style:name="co7" style:family="table-column">
      <style:table-column-properties fo:break-before="auto" style:column-width="3.642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d3d3d3"/>
    </style:style>
    <style:style style:name="ce5" style:family="table-cell" style:parent-style-name="Hyperlink" style:data-style-name="N0">
      <style:table-cell-properties fo:background-color="#d3d3d3"/>
      <style:text-properties fo:color="#0563c1" style:text-underline-style="solid" style:text-underline-width="auto" style:text-underline-color="font-color"/>
    </style:style>
    <style:style style:name="ce2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soci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Villeneuve-sur-Lot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Email corrigé</text:p>
          </table:table-cell>
          <table:table-cell office:value-type="string" calcext:value-type="string">
            <text:p>ajouté ?</text:p>
          </table:table-cell>
          <table:table-cell office:value-type="string" calcext:value-type="string">
            <text:p>Logo ajouté ?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Biotimarrons</text:p>
          </table:table-cell>
          <table:table-cell table:style-name="ce4" office:value-type="string" calcext:value-type="string">
            <text:p>Targon</text:p>
          </table:table-cell>
          <table:table-cell table:style-name="ce5" office:value-type="string" calcext:value-type="string">
            <text:p><text:a xlink:href="mailto:biotimarrons@gmail.com" xlink:type="simple">biotimarrons@gmail.com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Biotope Festival</text:p>
          </table:table-cell>
          <table:table-cell table:style-name="ce4" office:value-type="string" calcext:value-type="string">
            <text:p>Saint-Emilion</text:p>
          </table:table-cell>
          <table:table-cell table:style-name="ce5" office:value-type="string" calcext:value-type="string">
            <text:p><text:a xlink:href="mailto:madinaquerre@biotopefestival.org" xlink:type="simple">madinaquerre@biotopefestival.org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grobio 33</text:p>
          </table:table-cell>
          <table:table-cell table:style-name="ce4" office:value-type="string" calcext:value-type="string">
            <text:p>Lormont</text:p>
          </table:table-cell>
          <table:table-cell table:style-name="ce5" office:value-type="string" calcext:value-type="string">
            <text:p><text:a xlink:href="mailto:info@agrobio-gironde.fr" xlink:type="simple">info@agrobio-gironde.fr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grobio 24 <text:s text:c="35"/></text:p>
          </table:table-cell>
          <table:table-cell table:style-name="ce4" office:value-type="string" calcext:value-type="string">
            <text:p>Coursac</text:p>
          </table:table-cell>
          <table:table-cell table:style-name="ce5" office:value-type="string" calcext:value-type="string">
            <text:p><text:a xlink:href="mailto:contact@agrobioperigord.fr" xlink:type="simple">contact@agrobioperigord.fr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B 17</text:p>
          </table:table-cell>
          <table:table-cell office:value-type="string" calcext:value-type="string">
            <text:p>Saint Jean d'Angély</text:p>
          </table:table-cell>
          <table:table-cell table:style-name="ce2" office:value-type="string" calcext:value-type="string">
            <text:p><text:a xlink:href="mailto:gab-17@wanadoo.fr" xlink:type="simple">gab-17@wanadoo.fr</text:a></text:p>
          </table:table-cell>
          <table:table-cell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grobio 47</text:p>
          </table:table-cell>
          <table:table-cell office:value-type="string" calcext:value-type="string">
            <text:p>Villeneuve-sur-Lot</text:p>
          </table:table-cell>
          <table:table-cell table:style-name="ce2" office:value-type="string" calcext:value-type="string">
            <text:p><text:a xlink:href="mailto:info@agrobio47.fr" xlink:type="simple">info@agrobio47.fr</text:a></text:p>
          </table:table-cell>
          <table:table-cell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rres de liens</text:p>
          </table:table-cell>
          <table:table-cell office:value-type="string" calcext:value-type="string">
            <text:p>Bordeaux</text:p>
          </table:table-cell>
          <table:table-cell table:style-name="ce2" office:value-type="string" calcext:value-type="string">
            <text:p><text:a xlink:href="mailto:v.bauget@terredeliens.org" xlink:type="simple">v.bauget@terredeliens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AP 33</text:p>
          </table:table-cell>
          <table:table-cell office:value-type="string" calcext:value-type="string">
            <text:p>Bordeaux</text:p>
          </table:table-cell>
          <table:table-cell table:style-name="ce2" office:value-type="string" calcext:value-type="string">
            <text:p><text:a xlink:href="mailto:contact@agap33.org" xlink:type="simple">contact@agap33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FOCG <text:s text:c="47"/></text:p>
          </table:table-cell>
          <table:table-cell office:value-type="string" calcext:value-type="string">
            <text:p>Artigues</text:p>
          </table:table-cell>
          <table:table-cell table:style-name="ce2" office:value-type="string" calcext:value-type="string">
            <text:p><text:a xlink:href="mailto:contact@afocg33.fr" xlink:type="simple">contact@afocg33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 ras du sol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aurasdusol.org" xlink:type="simple">contact@aurasdusol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petit marché</text:p>
          </table:table-cell>
          <table:table-cell office:value-type="string" calcext:value-type="string">
            <text:p>St Antoine de Breuilh</text:p>
          </table:table-cell>
          <table:table-cell table:style-name="ce2" office:value-type="string" calcext:value-type="string">
            <text:p><text:a xlink:href="mailto:association.fermedacote@gmail.com" xlink:type="simple">association.fermedaco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râteleurs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rateleurs@gmail.com" xlink:type="simple">rateleur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butineurs du bonheur</text:p>
          </table:table-cell>
          <table:table-cell office:value-type="string" calcext:value-type="string">
            <text:p>Vellefranche de Lonchat</text:p>
          </table:table-cell>
          <table:table-cell table:style-name="ce2" office:value-type="string" calcext:value-type="string">
            <text:p><text:a xlink:href="mailto:thierry.lesbutineursdubonheur@gmail.com" xlink:type="simple">thierry.lesbutineursdubonheur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jardins du cœur</text:p>
          </table:table-cell>
          <table:table-cell office:value-type="string" calcext:value-type="string">
            <text:p>Montpon Menestérol</text:p>
          </table:table-cell>
          <table:table-cell table:style-name="ce2" office:value-type="string" calcext:value-type="string">
            <text:p><text:a xlink:href="mailto:ad24.bergerac@restosducoeur.org" xlink:type="simple">ad24.bergerac@restosducoeur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en que des Ter'riens</text:p>
          </table:table-cell>
          <table:table-cell office:value-type="string" calcext:value-type="string">
            <text:p>Montpon Ménéstérol</text:p>
          </table:table-cell>
          <table:table-cell table:style-name="ce2" office:value-type="string" calcext:value-type="string">
            <text:p><text:a xlink:href="mailto:contact@rqdt.org" xlink:type="simple">contact@rqdt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champs d'Elisée</text:p>
          </table:table-cell>
          <table:table-cell office:value-type="string" calcext:value-type="string">
            <text:p>Port Sainte Foy</text:p>
          </table:table-cell>
          <table:table-cell table:style-name="ce2" office:value-type="string" calcext:value-type="string">
            <text:p><text:a xlink:href="mailto:leschampsdelisee@framalistes.org" xlink:type="simple">leschampsdelisee@framalistes.org</text:a>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Coeur de Bastid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patricia@coeurdebastide.fr" xlink:type="simple">patricia@coeurdebastid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'anguille vert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antoine.schreiber1@gmail.com" xlink:type="simple">antoine.schreiber1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rit de solidarité</text:p>
          </table:table-cell>
          <table:table-cell office:value-type="string" calcext:value-type="string">
            <text:p>Sainte Fo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P Saluterre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saluterre.com" xlink:type="simple">contact@saluterre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ire bio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foirebiobergerac@gmail.com" xlink:type="simple">foirebiobergerac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cagettes bio de Bergerac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lescagettesbiodebergerac.com" xlink:type="simple">contact@lescagettesbiodebergerac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croute de pai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lacroutedepain33@gmail.com" xlink:type="simple">lacroutedepain33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pot au feu foyen</text:p>
          </table:table-cell>
          <table:table-cell office:value-type="string" calcext:value-type="string">
            <text:p>Port Ste Foy, Montaigne, Castillon</text:p>
          </table:table-cell>
          <table:table-cell table:style-name="ce2" office:value-type="string" calcext:value-type="string">
            <text:p>pot-au-feu-foyen@framalistes.org</text:p>
          </table:table-cell>
          <table:table-cell table:style-name="ce2" office:value-type="string" calcext:value-type="string">
            <text:p><text:a xlink:href="mailto:nicolaslp@yahoo.com" xlink:type="simple">nicolaslp@yahoo.com</text:a>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POJ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upoj@aurasdusol.org" xlink:type="simple">upoj@aurasdusol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A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cela-tierslieu.fr" xlink:type="simple">contact@cela-tierslieu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ygnes de vie/ARPPEJ</text:p>
          </table:table-cell>
          <table:table-cell office:value-type="string" calcext:value-type="string">
            <text:p>Saint Pey de Castets/Castillon</text:p>
          </table:table-cell>
          <table:table-cell table:style-name="ce2" office:value-type="string" calcext:value-type="string">
            <text:p><text:a xlink:href="mailto:vnolot.arrpej.cygnesdevie@orange.fr" xlink:type="simple">vnolot.arrpej.cygnesdevie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cosystème Une ferme pour tous</text:p>
          </table:table-cell>
          <table:table-cell office:value-type="string" calcext:value-type="string">
            <text:p>Génissac</text:p>
          </table:table-cell>
          <table:table-cell table:style-name="ce2" office:value-type="string" calcext:value-type="string">
            <text:p><text:a xlink:href="mailto:ecosysteme.uneterrepourtous@gmail.com" xlink:type="simple">ecosysteme.uneterrepourtou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9. Les colocaterres <text:s text:c="9"/></text:p>
          </table:table-cell>
          <table:table-cell office:value-type="string" calcext:value-type="string">
            <text:p>Romagne</text:p>
          </table:table-cell>
          <table:table-cell table:style-name="ce2" office:value-type="string" calcext:value-type="string">
            <text:p><text:a xlink:href="mailto:lescolocaterres@mailo.com" xlink:type="simple">lescolocaterres@mailo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bocal Local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bocallocal@free.fr" xlink:type="simple">lebocallocal@fre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'usine végétale</text:p>
          </table:table-cell>
          <table:table-cell office:value-type="string" calcext:value-type="string">
            <text:p>Le Fieu</text:p>
          </table:table-cell>
          <table:table-cell table:style-name="ce2" office:value-type="string" calcext:value-type="string">
            <text:p><text:a xlink:href="mailto:usinevegetale@gmail.com" xlink:type="simple">usinevegetal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possiblerie</text:p>
          </table:table-cell>
          <table:table-cell office:value-type="string" calcext:value-type="string">
            <text:p>Lapouyade</text:p>
          </table:table-cell>
          <table:table-cell table:style-name="ce2" office:value-type="string" calcext:value-type="string">
            <text:p><text:a xlink:href="mailto:info@lapossiblerie.fr" xlink:type="simple">info@lapossibleri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consigne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laconsigne@net-c.com" xlink:type="simple">laconsigne@net-c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hé citoyens</text:p>
          </table:table-cell>
          <table:table-cell office:value-type="string" calcext:value-type="string">
            <text:p>Saint Macaire</text:p>
          </table:table-cell>
          <table:table-cell table:style-name="ce2" office:value-type="string" calcext:value-type="string">
            <text:p><text:a xlink:href="mailto:marchecitoyenstmacaire@gmail.com" xlink:type="simple">marchecitoyenstmacai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ir autrement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gir.autrement33@gmail.com" xlink:type="simple">agir.autrement33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RAC</text:p>
          </table:table-cell>
          <table:table-cell office:value-type="string" calcext:value-type="string">
            <text:p>Lormont</text:p>
          </table:table-cell>
          <table:table-cell table:style-name="ce2" office:value-type="string" calcext:value-type="string">
            <text:p><text:a xlink:href="mailto:coordination-bm@vrac-asso.org" xlink:type="simple">coordination-bm@vrac-ass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re deux Monde (SCIC)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ierre.chinzi@entre2mondes.org" xlink:type="simple">pierre.chinzi@entre2mondes.org</text:a>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 joyeux marché</text:p>
          </table:table-cell>
          <table:table-cell office:value-type="string" calcext:value-type="string">
            <text:p>Préchac</text:p>
          </table:table-cell>
          <table:table-cell table:style-name="ce2" office:value-type="string" calcext:value-type="string">
            <text:p><text:a xlink:href="mailto:placedoupeis@gmail.com" xlink:type="simple">placedoupei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vert de terre</text:p>
          </table:table-cell>
          <table:table-cell office:value-type="string" calcext:value-type="string">
            <text:p>Castillon la Bataille</text:p>
          </table:table-cell>
          <table:table-cell table:style-name="ce2" office:value-type="string" calcext:value-type="string">
            <text:p><text:a xlink:href="mailto:amap-le-vert-de-terre@orange.fr" xlink:type="simple">amap-le-vert-de-terre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grain d'or</text:p>
          </table:table-cell>
          <table:table-cell office:value-type="string" calcext:value-type="string">
            <text:p>Loupiac</text:p>
          </table:table-cell>
          <table:table-cell table:style-name="ce2" office:value-type="string" calcext:value-type="string">
            <text:p><text:a xlink:href="mailto:fabien@grimaud-bezagu.fr" xlink:type="simple">fabien@grimaud-bezagu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foye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contact@lepanierfoyen.fr" xlink:type="simple">contact@lepanierfoyen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bouyricous</text:p>
          </table:table-cell>
          <table:table-cell office:value-type="string" calcext:value-type="string">
            <text:p>Pellegrue</text:p>
          </table:table-cell>
          <table:table-cell table:style-name="ce2" office:value-type="string" calcext:value-type="string">
            <text:p><text:a xlink:href="mailto:lesbouyricous@gmail.com" xlink:type="simple">lesbouyricou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jardins du cubzaguais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emiliekubrack@hotmail.com" xlink:type="simple">emiliekubrack@hotmail.com</text:a></text:p>
          </table:table-cell>
          <table:table-cell table:style-name="ce2" office:value-type="string" calcext:value-type="string">
            <text:p><text:a xlink:href="mailto:jeanine.minvielle@orange.fr" xlink:type="simple">jeanine.minvielle@orange.fr</text:a>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AMAP Tresses à table</text:p>
          </table:table-cell>
          <table:table-cell office:value-type="string" calcext:value-type="string">
            <text:p>Tresses</text:p>
          </table:table-cell>
          <table:table-cell table:style-name="ce2" office:value-type="string" calcext:value-type="string">
            <text:p><text:a xlink:href="mailto:tressesatable@gmail.com" xlink:type="simple">tressesatabl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rtolie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mapartolie@gmail.com" xlink:type="simple">amapartoli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MAP Le pompin'ambour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pompinambour@gmail.com" xlink:type="simple">lepompinambour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bio des 2 rives</text:p>
          </table:table-cell>
          <table:table-cell office:value-type="string" calcext:value-type="string">
            <text:p>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loubésie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lepanierloubesien@gmail.com" xlink:type="simple">lepanierloubesie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Gourmandignes</text:p>
          </table:table-cell>
          <table:table-cell office:value-type="string" calcext:value-type="string">
            <text:p>Cenon</text:p>
          </table:table-cell>
          <table:table-cell table:style-name="ce2" office:value-type="string" calcext:value-type="string">
            <text:p><text:a xlink:href="mailto:contact@gourmandignes.org" xlink:type="simple">contact@gourmandignes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GAPES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contact@agapes-libourne.fr" xlink:type="simple">contact@agapes-libourn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rrosoir aux légumes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rrosoirolegumes@gmail.com" xlink:type="simple">arrosoirolegum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Brouette et paniers</text:p>
          </table:table-cell>
          <table:table-cell office:value-type="string" calcext:value-type="string">
            <text:p>Preignac et Marcamps</text:p>
          </table:table-cell>
          <table:table-cell table:style-name="ce2" office:value-type="string" calcext:value-type="string">
            <text:p><text:a xlink:href="mailto:contact@brouettesetpaniers.com" xlink:type="simple">contact@brouettesetpaniers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Coutras</text:p>
          </table:table-cell>
          <table:table-cell office:value-type="string" calcext:value-type="string">
            <text:p>Coutras</text:p>
          </table:table-cell>
          <table:table-cell table:style-name="ce2" office:value-type="string" calcext:value-type="string">
            <text:p><text:a xlink:href="mailto:amapcoutras@amap-aquitaine.org" xlink:type="simple">amapcoutras@amap-aquitaine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ré de Carignan</text:p>
          </table:table-cell>
          <table:table-cell office:value-type="string" calcext:value-type="string">
            <text:p>Carignan</text:p>
          </table:table-cell>
          <table:table-cell table:style-name="ce2" office:value-type="string" calcext:value-type="string">
            <text:p><text:a xlink:href="mailto:sylvie.lhomet@gmail.com" xlink:type="simple">sylvie.lhome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rives de Garonne</text:p>
          </table:table-cell>
          <table:table-cell office:value-type="string" calcext:value-type="string">
            <text:p>Langon</text:p>
          </table:table-cell>
          <table:table-cell table:style-name="ce2" office:value-type="string" calcext:value-type="string">
            <text:p><text:a xlink:href="mailto:amapdesrivesdegaronne@hotmail.fr" xlink:type="simple">amapdesrivesdegaronne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Créonnais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ouget.maynard@orange.fr" xlink:type="simple">pouget.maynard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otager gourmand</text:p>
          </table:table-cell>
          <table:table-cell office:value-type="string" calcext:value-type="string">
            <text:p>Ambarès</text:p>
          </table:table-cell>
          <table:table-cell table:style-name="ce2" office:value-type="string" calcext:value-type="string">
            <text:p><text:a xlink:href="mailto:lepotagergourmand@gmail.com" xlink:type="simple">lepotagergourmand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izonais</text:p>
          </table:table-cell>
          <table:table-cell office:value-type="string" calcext:value-type="string">
            <text:p>Izon</text:p>
          </table:table-cell>
          <table:table-cell table:style-name="ce2" office:value-type="string" calcext:value-type="string">
            <text:p><text:a xlink:href="mailto:lepanierizonnais@ecomail.fr" xlink:type="simple">lepanierizonnais@eco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ueillette</text:p>
          </table:table-cell>
          <table:table-cell office:value-type="string" calcext:value-type="string">
            <text:p>Quinsac</text:p>
          </table:table-cell>
          <table:table-cell table:style-name="ce2" office:value-type="string" calcext:value-type="string">
            <text:p><text:a xlink:href="mailto:lacueillette@gmail.com" xlink:type="simple">lacueillet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Des coteaux macariens</text:p>
          </table:table-cell>
          <table:table-cell office:value-type="string" calcext:value-type="string">
            <text:p>Saint Maquaire</text:p>
          </table:table-cell>
          <table:table-cell table:style-name="ce2" office:value-type="string" calcext:value-type="string">
            <text:p><text:a xlink:href="mailto:amap.coteaux.macariens@gmail.com" xlink:type="simple">amap.coteaux.macarien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mapplus</text:p>
          </table:table-cell>
          <table:table-cell office:value-type="string" calcext:value-type="string">
            <text:p>Cadaujac</text:p>
          </table:table-cell>
          <table:table-cell table:style-name="ce2" office:value-type="string" calcext:value-type="string">
            <text:p><text:a xlink:href="mailto:amapcadaujac@yahoo.fr" xlink:type="simple">amapcadaujac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des croqu'en bio </text:p>
          </table:table-cell>
          <table:table-cell office:value-type="string" calcext:value-type="string">
            <text:p>Mussidan</text:p>
          </table:table-cell>
          <table:table-cell table:style-name="ce2" office:value-type="string" calcext:value-type="string">
            <text:p><text:a xlink:href="mailto:lepanierdescroqenbio@gmail.com" xlink:type="simple">lepanierdescroqenbio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P Les cagettes bio</text:p>
          </table:table-cell>
          <table:table-cell office:value-type="string" calcext:value-type="string">
            <text:p>Bergera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P Les paniers des deux rives </text:p>
          </table:table-cell>
          <table:table-cell office:value-type="string" calcext:value-type="string">
            <text:p>Bergerac 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agette collective</text:p>
          </table:table-cell>
          <table:table-cell office:value-type="string" calcext:value-type="string">
            <text:p>Beaupuy (47)</text:p>
          </table:table-cell>
          <table:table-cell table:style-name="ce2" office:value-type="string" calcext:value-type="string">
            <text:p><text:a xlink:href="mailto:lacagettecollective47@gmail.com" xlink:type="simple">lacagettecollective47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paniers de la double</text:p>
          </table:table-cell>
          <table:table-cell office:value-type="string" calcext:value-type="string">
            <text:p>Saint Aulaye (17)</text:p>
          </table:table-cell>
          <table:table-cell table:style-name="ce2" office:value-type="string" calcext:value-type="string">
            <text:p><text:a xlink:href="mailto:lespaniersdeladouble@outlook.fr" xlink:type="simple">lespaniersdeladouble@outlook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t circuits </text:p>
          </table:table-cell>
          <table:table-cell office:value-type="string" calcext:value-type="string">
            <text:p>La Réole</text:p>
          </table:table-cell>
          <table:table-cell table:style-name="ce2" office:value-type="string" calcext:value-type="string">
            <text:p><text:a xlink:href="mailto:courtcircuit.lareole@lilo.org" xlink:type="simple">courtcircuit.lareole@lil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ition au fil de l'eau</text:p>
          </table:table-cell>
          <table:table-cell office:value-type="string" calcext:value-type="string">
            <text:p>Flaujagues</text:p>
          </table:table-cell>
          <table:table-cell table:style-name="ce2" office:value-type="string" calcext:value-type="string">
            <text:p><text:a xlink:href="mailto:labroussejpierre@gmail.com" xlink:type="simple">labroussejpier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 Loubès en transitio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saintloubesentransition@ntymail.com" xlink:type="simple">saintloubesentransition@ntymail.com</text:a></text:p>
          </table:table-cell>
          <table:table-cell table:style-name="ce2" office:value-type="string" calcext:value-type="string">
            <text:p><text:a xlink:href="mailto:jlbea@wanadoo.fr" xlink:type="simple">jlbea@wanadoo.fr</text:a>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Rive droite en transition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rivedroite-transition@riseup.net" xlink:type="simple">rivedroite-transition@riseup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tillonnais en transition</text:p>
          </table:table-cell>
          <table:table-cell office:value-type="string" calcext:value-type="string">
            <text:p>Castillon</text:p>
          </table:table-cell>
          <table:table-cell table:style-name="ce2" office:value-type="string" calcext:value-type="string">
            <text:p><text:a xlink:href="mailto:lentredeuxmersentransition@gmail.com" xlink:type="simple">lentredeuxmersentransitio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LES de Haute Gironde en T°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iles.hgt@gmail.com" xlink:type="simple">iles.hg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ignac en transition</text:p>
          </table:table-cell>
          <table:table-cell office:value-type="string" calcext:value-type="string">
            <text:p>Savignac</text:p>
          </table:table-cell>
          <table:table-cell table:style-name="ce2" office:value-type="string" calcext:value-type="string">
            <text:p><text:a xlink:href="mailto:savignac.en.transition33910@gmail.com" xlink:type="simple">savignac.en.transition33910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oliens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rtoliens@laposte.net" xlink:type="simple">artoliens@laposte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cerie Grains de blé</text:p>
          </table:table-cell>
          <table:table-cell office:value-type="string" calcext:value-type="string">
            <text:p>Saint Caprais de Bordeaux</text:p>
          </table:table-cell>
          <table:table-cell table:style-name="ce2" office:value-type="string" calcext:value-type="string">
            <text:p><text:a xlink:href="mailto:grainsdebles@gmail.com" xlink:type="simple">grainsdebl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érations futures 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richard.michel@hotmail.fr" xlink:type="simple">richard.michel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MIEL</text:p>
          </table:table-cell>
          <table:table-cell office:value-type="string" calcext:value-type="string">
            <text:p>Gironde</text:p>
          </table:table-cell>
          <table:table-cell table:style-name="ce2" office:value-type="string" calcext:value-type="string">
            <text:p><text:a xlink:href="mailto:monnaie@lamiel.net" xlink:type="simple">monnaie@lamiel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S Nature</text:p>
          </table:table-cell>
          <table:table-cell office:value-type="string" calcext:value-type="string">
            <text:p>Néac</text:p>
          </table:table-cell>
          <table:table-cell table:style-name="ce2" office:value-type="string" calcext:value-type="string">
            <text:p><text:a xlink:href="mailto:patriciadeval@yahoo.fr" xlink:type="simple">patriciadeval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ure, loisirs et découverte</text:p>
          </table:table-cell>
          <table:table-cell office:value-type="string" calcext:value-type="string">
            <text:p>Cabara</text:p>
          </table:table-cell>
          <table:table-cell table:style-name="ce2" office:value-type="string" calcext:value-type="string">
            <text:p><text:a xlink:href="mailto:assocabara.marche@gmail.com" xlink:type="simple">assocabara.marche@gmail.com</text:a>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07:51:30.738620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U Duy Minh</meta:initial-creator>
    <meta:creation-date>2021-05-11T19:44:34Z</meta:creation-date>
    <dc:date>2021-05-14T08:04:12.882098840</dc:date>
    <meta:editing-duration>PT12H57M11S</meta:editing-duration>
    <meta:editing-cycles>8</meta:editing-cycles>
    <meta:document-statistic meta:table-count="1" meta:cell-count="260" meta:object-count="0"/>
  </office:meta>
</office:document-meta>
</file>